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1980" officeooo:paragraph-rsid="00181980"/>
    </style:style>
    <style:style style:name="P2" style:family="paragraph" style:parent-style-name="Standard">
      <style:text-properties officeooo:rsid="00181980" officeooo:paragraph-rsid="00181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Info</text:p>
      <text:p text:style-name="P2"/>
      <text:p text:style-name="P1">Information on how Arduino relay module works and is wired.</text:p>
      <text:p text:style-name="Text_20_body"><text:a xlink:type="simple" xlink:href="https://www.youtube.com/watch?v=LLFQ8sBWc80" text:style-name="Internet_20_link" text:visited-style-name="Visited_20_Internet_20_Link">https://www.youtube.com/watch?v=LLFQ8sBWc80</text:a></text:p>
      <text:p text:style-name="Text_20_body"> </text:p>
      <text:p text:style-name="Text_20_body">Relay module from Jaycar</text:p>
      <text:p text:style-name="Text_20_body"><text:a xlink:type="simple" xlink:href="https://www.jaycar.com.au/arduino-compatible-4-channel-12v-relay-module/p/XC4440" text:style-name="Internet_20_link" text:visited-style-name="Visited_20_Internet_20_Link">https://www.jaycar.com.au/arduino-compatible-4-channel-12v-relay-module/p/XC4440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1:38:36.296000000</meta:creation-date>
    <dc:date>2019-01-19T11:42:42.640000000</dc:date>
    <meta:editing-duration>PT4M7S</meta:editing-duration>
    <meta:editing-cycles>1</meta:editing-cycles>
    <meta:document-statistic meta:table-count="0" meta:image-count="0" meta:object-count="0" meta:page-count="1" meta:paragraph-count="6" meta:word-count="17" meta:character-count="215" meta:non-whitespace-character-count="202"/>
    <meta:generator>LibreOffice/6.1.4.2$Windows_X86_64 LibreOffice_project/9d0f32d1f0b509096fd65e0d4bec26ddd1938fd3</meta:generator>
  </office:meta>
</office:document-meta>
</file>